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pViewer 0.2 für Landwirtschafts Simulator 2011</text:span><text:span text:style-name="T2"/></text:p>
      <text:p text:style-name="P1"><text:span text:style-name="T2"/></text:p>
      <text:p text:style-name="P1"><text:span text:style-name="T2">Zeigt die PDA Map auf dem ganzen Bildschirm dar.</text:span></text:p>
      <text:p text:style-name="P1"><text:span text:style-name="T2">Zeigt die Fahrzeuge, Anbaugeräte und Spieler auf der Karte an.</text:span></text:p>
      <text:p text:style-name="P1"><text:span text:style-name="T2">Spielernamen werden unter dem Symbol der Spieler angezeigt.</text:span></text:p>
      <text:p text:style-name="P1"><text:span text:style-name="T2"/></text:p>
      <text:p text:style-name="P1"><text:span text:style-name="T2">Angezeigt wird die Standardmap von LS</text:span></text:p>
      <text:p text:style-name="P1"><text:span text:style-name="T2">Voll Multiplayer fähig, es werden alle Spieler angezeigt</text:span></text:p>
      <text:p text:style-name="P1"><text:span text:style-name="T2"/></text:p>
      <text:p text:style-name="P1"><text:span text:style-name="T3">Taste(n) :</text:span><text:span text:style-name="T4"/></text:p>
      <text:p text:style-name="P1"><text:span text:style-name="T4">----------</text:span></text:p>
      <text:p text:style-name="P1"><text:span text:style-name="T4">Space <text:tab/><text:tab/>=<text:tab/>Anzeigen/Ausblenden</text:span></text:p>
      <text:p text:style-name="P1"><text:span text:style-name="T4"/></text:p>
      <text:p text:style-name="P1"><text:span text:style-name="T5">Anzeige :</text:span></text:p>
      <text:p text:style-name="P2"><draw:frame text:anchor-type="as-char" svg:width="148.70mm" svg:height="131.23mm" style:rel-width="scale" style:rel-height="scale"><draw:object-ole xlink:href="OleObj1"/><draw:image xlink:href="ObjectReplacements/OleObj1"/></draw:frame><text:span text:style-name="T5"/></text:p>
      <text:p text:style-name="P3"><text:span text:style-name="T6"/></text:p>
      <text:p text:style-name="P3"><text:span text:style-name="T6"># <text:tab/><text:tab/><text:tab/>= <text:tab/>Anbau gerät</text:span></text:p>
      <text:p text:style-name="P3"><text:span text:style-name="T6">* (rot) <text:tab/><text:tab/><text:tab/>=<text:tab/>leeres Fahrzeug</text:span></text:p>
      <text:p text:style-name="P3"><text:span text:style-name="T6">* (grün) <text:tab/><text:tab/>= <text:tab/>Spieler in Fahrzeug</text:span></text:p>
      <text:p text:style-name="P3"><text:span text:style-name="T6"/></text:p>
      <text:p text:style-name="P3"><text:span text:style-name="T6"/></text:p>
      <text:p text:style-name="P3"><text:span text:style-name="T6">Autor: Fox-Alpha</text:span></text:p>
      <text:p text:style-name="P3"><text:span text:style-name="T6">Kontakt: fox-alpha@tarnhoerner.de</text:span></text:p>
      <text:p text:style-name="P3"><text:span text:style-name="T6"/></text:p>
      <text:p text:style-name="P3"><text:span text:style-name="T6"/></text:p>
      <text:p text:style-name="P3"><text:span text:style-name="T7">Changelog</text:span><text:span text:style-name="T8"/></text:p>
      <text:p text:style-name="P3"><text:span text:style-name="T8">0.1<text:tab/><text:tab/>Erste Version zum Download</text:span></text:p>
      <text:p text:style-name="P3"><text:span text:style-name="T8">0.2<text:tab/><text:tab/>Erweiterte Version</text:span></text:p>
      <text:p text:style-name="P3"><text:span text:style-name="T8"><text:tab/><text:tab/>- Zeigt die Karten HotSpots jetzt auch in der Großansicht</text:span></text:p>
      <text:p text:style-name="P3"><text:span text:style-name="T8"><text:tab/><text:tab/>- Zeigt die Spielernamen in der PDA Map a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